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62in"/>
    </style:style>
    <style:style style:name="co2" style:family="table-column">
      <style:table-column-properties fo:break-before="auto" style:column-width="0.6in"/>
    </style:style>
    <style:style style:name="co3" style:family="table-column">
      <style:table-column-properties fo:break-before="auto" style:column-width="0.1602in"/>
    </style:style>
    <style:style style:name="co4" style:family="table-column">
      <style:table-column-properties fo:break-before="auto" style:column-width="9.7354in"/>
    </style:style>
    <style:style style:name="co5" style:family="table-column">
      <style:table-column-properties fo:break-before="auto" style:column-width="0.4181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1b3b4" style:font-name="Andale Mono" fo:font-size="13pt" style:font-size-asian="13pt" style:font-size-complex="13pt"/>
    </style:style>
    <style:style style:name="ce2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>
      <style:table-cell-properties fo:background-color="#ccffcc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>
      <style:table-cell-properties fo:background-color="#66ffff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in"/>
      <style:text-properties style:font-name="Andale Mono"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>
      <style:table-cell-properties fo:background-color="#767476"/>
      <style:text-properties style:font-name="Andale Mono" fo:font-size="13pt" style:font-size-asian="13pt" style:font-size-complex="13pt"/>
    </style:style>
    <style:style style:name="ce7" style:family="table-cell" style:parent-style-name="Default">
      <style:text-properties style:font-name="Andale Mono" fo:font-size="13pt" style:font-size-asian="13pt" style:font-size-complex="13pt"/>
    </style:style>
    <style:style style:name="ce8" style:family="table-cell" style:parent-style-name="Default" style:data-style-name="N0">
      <style:text-properties style:font-name="Andale Mono" fo:font-size="13pt" style:font-size-asian="13pt" style:font-size-complex="13pt"/>
    </style:style>
    <style:style style:name="ce9" style:family="table-cell" style:parent-style-name="Default" style:data-style-name="N0">
      <style:text-properties fo:color="#cccccc" style:font-name="Andale Mono" fo:font-size="13pt" style:font-size-asian="13pt" style:font-size-complex="13pt"/>
    </style:style>
    <style:style style:name="ce10" style:family="table-cell" style:parent-style-name="Default">
      <style:text-properties fo:color="#cccccc" style:font-name="Andale Mono" fo:font-size="13pt" style:font-size-asian="13pt" style:font-size-complex="13pt"/>
    </style:style>
    <style:style style:name="ce11" style:family="table-cell" style:parent-style-name="Default" style:data-style-name="N99">
      <style:text-properties style:font-name="Andale Mono" fo:font-size="13pt" style:font-size-asian="13pt" style:font-size-complex="13pt"/>
    </style:style>
  </office:automatic-styles>
  <office:body>
    <office:spreadsheet>
      <table:table table:name="song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2" table:default-cell-style-name="ce2"/>
        <table:table-column table:style-name="co2" table:default-cell-style-name="ce3"/>
        <table:table-column table:style-name="co2" table:default-cell-style-name="ce4"/>
        <table:table-column table:style-name="co2" table:default-cell-style-name="ce5"/>
        <table:table-column table:style-name="co3" table:default-cell-style-name="ce6"/>
        <table:table-column table:style-name="co4" table:default-cell-style-name="ce7"/>
        <table:table-column table:style-name="co5" table:number-columns-repeated="2" table:default-cell-style-name="ce10"/>
        <table:table-column table:style-name="co6" table:number-columns-repeated="1011" table:default-cell-style-name="ce7"/>
        <table:table-row table:style-name="ro1">
          <table:table-cell office:value-type="string" calcext:value-type="string">
            <text:p>pattern1</text:p>
          </table:table-cell>
          <table:table-cell office:value-type="string" calcext:value-type="string">
            <text:p>xx</text:p>
          </table:table-cell>
          <table:table-cell table:number-columns-repeated="3" office:value-type="string" calcext:value-type="string">
            <text:p><text:s/>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table:formula="of:=CONCATENATE(&quot;v( &quot;;[.L1];&quot; , &quot;;[.M1];&quot; );&quot;)" office:value-type="string" office:string-value="v( v1 | __ | __ | __ | v5 | __ | __ | __ , v1 | __ | __ | __ | __ | __ | __ | __ );" calcext:value-type="string">
            <text:p>v( v1 | __ | __ | __ | v5 | __ | __ | __ , v1 | __ | __ | __ | __ | __ | __ | __ );</text:p>
          </table:table-cell>
          <table:table-cell table:style-name="ce9" table:formula="of:=CONCATENATE(IF(LEN(TRIM([.$B1]))&gt;0;&quot;v1&quot;;&quot;__&quot;);&quot; | &quot;;IF(LEN(TRIM([.$C1]))&gt;0;&quot;v2&quot;;&quot;__&quot;);&quot; | &quot;;IF(LEN(TRIM([.$D1]))&gt;0;&quot;v3&quot;;&quot;__&quot;);&quot; | &quot;;IF(LEN(TRIM([.$E1]))&gt;0;&quot;v4&quot;;&quot;__&quot;);&quot; | &quot;;IF(LEN(TRIM([.$F1]))&gt;0;&quot;v5&quot;;&quot;__&quot;);&quot; | &quot;;IF(LEN(TRIM([.$G1]))&gt;0;&quot;v6&quot;;&quot;__&quot;);&quot; | &quot;;IF(LEN(TRIM([.$H1]))&gt;0;&quot;v7&quot;;&quot;__&quot;);&quot; | &quot;;IF(LEN(TRIM([.$I1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9" table:formula="of:=CONCATENATE(IF(LEN(TRIM([.$B1]))&gt;1;&quot;v1&quot;;&quot;__&quot;);&quot; | &quot;;IF(LEN(TRIM([.$C1]))&gt;1;&quot;v2&quot;;&quot;__&quot;);&quot; | &quot;;IF(LEN(TRIM([.$D1]))&gt;1;&quot;v3&quot;;&quot;__&quot;);&quot; | &quot;;IF(LEN(TRIM([.$E1]))&gt;1;&quot;v4&quot;;&quot;__&quot;);&quot; | &quot;;IF(LEN(TRIM([.$F1]))&gt;1;&quot;v5&quot;;&quot;__&quot;);&quot; | &quot;;IF(LEN(TRIM([.$G1]))&gt;1;&quot;v6&quot;;&quot;__&quot;);&quot; | &quot;;IF(LEN(TRIM([.$H1]))&gt;1;&quot;v7&quot;;&quot;__&quot;);&quot; | &quot;;IF(LEN(TRIM([.$I1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style-name="ce8"/>
          <table:table-cell table:number-columns-repeated="1009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formula="of:=CONCATENATE(&quot;v( &quot;;[.L2];&quot; , &quot;;[.M2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9" table:formula="of:=CONCATENATE(IF(LEN(TRIM([.$B2]))&gt;0;&quot;v1&quot;;&quot;__&quot;);&quot; | &quot;;IF(LEN(TRIM([.$C2]))&gt;0;&quot;v2&quot;;&quot;__&quot;);&quot; | &quot;;IF(LEN(TRIM([.$D2]))&gt;0;&quot;v3&quot;;&quot;__&quot;);&quot; | &quot;;IF(LEN(TRIM([.$E2]))&gt;0;&quot;v4&quot;;&quot;__&quot;);&quot; | &quot;;IF(LEN(TRIM([.$F2]))&gt;0;&quot;v5&quot;;&quot;__&quot;);&quot; | &quot;;IF(LEN(TRIM([.$G2]))&gt;0;&quot;v6&quot;;&quot;__&quot;);&quot; | &quot;;IF(LEN(TRIM([.$H2]))&gt;0;&quot;v7&quot;;&quot;__&quot;);&quot; | &quot;;IF(LEN(TRIM([.$I2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9" table:formula="of:=CONCATENATE(IF(LEN(TRIM([.$B2]))&gt;1;&quot;v1&quot;;&quot;__&quot;);&quot; | &quot;;IF(LEN(TRIM([.$C2]))&gt;1;&quot;v2&quot;;&quot;__&quot;);&quot; | &quot;;IF(LEN(TRIM([.$D2]))&gt;1;&quot;v3&quot;;&quot;__&quot;);&quot; | &quot;;IF(LEN(TRIM([.$E2]))&gt;1;&quot;v4&quot;;&quot;__&quot;);&quot; | &quot;;IF(LEN(TRIM([.$F2]))&gt;1;&quot;v5&quot;;&quot;__&quot;);&quot; | &quot;;IF(LEN(TRIM([.$G2]))&gt;1;&quot;v6&quot;;&quot;__&quot;);&quot; | &quot;;IF(LEN(TRIM([.$H2]))&gt;1;&quot;v7&quot;;&quot;__&quot;);&quot; | &quot;;IF(LEN(TRIM([.$I2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8"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formula="of:=CONCATENATE(&quot;v( &quot;;[.L3];&quot; , &quot;;[.M3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9" table:formula="of:=CONCATENATE(IF(LEN(TRIM([.$B3]))&gt;0;&quot;v1&quot;;&quot;__&quot;);&quot; | &quot;;IF(LEN(TRIM([.$C3]))&gt;0;&quot;v2&quot;;&quot;__&quot;);&quot; | &quot;;IF(LEN(TRIM([.$D3]))&gt;0;&quot;v3&quot;;&quot;__&quot;);&quot; | &quot;;IF(LEN(TRIM([.$E3]))&gt;0;&quot;v4&quot;;&quot;__&quot;);&quot; | &quot;;IF(LEN(TRIM([.$F3]))&gt;0;&quot;v5&quot;;&quot;__&quot;);&quot; | &quot;;IF(LEN(TRIM([.$G3]))&gt;0;&quot;v6&quot;;&quot;__&quot;);&quot; | &quot;;IF(LEN(TRIM([.$H3]))&gt;0;&quot;v7&quot;;&quot;__&quot;);&quot; | &quot;;IF(LEN(TRIM([.$I3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9" table:formula="of:=CONCATENATE(IF(LEN(TRIM([.$B3]))&gt;1;&quot;v1&quot;;&quot;__&quot;);&quot; | &quot;;IF(LEN(TRIM([.$C3]))&gt;1;&quot;v2&quot;;&quot;__&quot;);&quot; | &quot;;IF(LEN(TRIM([.$D3]))&gt;1;&quot;v3&quot;;&quot;__&quot;);&quot; | &quot;;IF(LEN(TRIM([.$E3]))&gt;1;&quot;v4&quot;;&quot;__&quot;);&quot; | &quot;;IF(LEN(TRIM([.$F3]))&gt;1;&quot;v5&quot;;&quot;__&quot;);&quot; | &quot;;IF(LEN(TRIM([.$G3]))&gt;1;&quot;v6&quot;;&quot;__&quot;);&quot; | &quot;;IF(LEN(TRIM([.$H3]))&gt;1;&quot;v7&quot;;&quot;__&quot;);&quot; | &quot;;IF(LEN(TRIM([.$I3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 text:c="2"/></text:p>
          </table:table-cell>
          <table:table-cell table:style-name="ce11"/>
          <table:table-cell table:number-columns-repeated="100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formula="of:=CONCATENATE(&quot;v( &quot;;[.L4];&quot; , &quot;;[.M4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9" table:formula="of:=CONCATENATE(IF(LEN(TRIM([.$B4]))&gt;0;&quot;v1&quot;;&quot;__&quot;);&quot; | &quot;;IF(LEN(TRIM([.$C4]))&gt;0;&quot;v2&quot;;&quot;__&quot;);&quot; | &quot;;IF(LEN(TRIM([.$D4]))&gt;0;&quot;v3&quot;;&quot;__&quot;);&quot; | &quot;;IF(LEN(TRIM([.$E4]))&gt;0;&quot;v4&quot;;&quot;__&quot;);&quot; | &quot;;IF(LEN(TRIM([.$F4]))&gt;0;&quot;v5&quot;;&quot;__&quot;);&quot; | &quot;;IF(LEN(TRIM([.$G4]))&gt;0;&quot;v6&quot;;&quot;__&quot;);&quot; | &quot;;IF(LEN(TRIM([.$H4]))&gt;0;&quot;v7&quot;;&quot;__&quot;);&quot; | &quot;;IF(LEN(TRIM([.$I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9" table:formula="of:=CONCATENATE(IF(LEN(TRIM([.$B4]))&gt;1;&quot;v1&quot;;&quot;__&quot;);&quot; | &quot;;IF(LEN(TRIM([.$C4]))&gt;1;&quot;v2&quot;;&quot;__&quot;);&quot; | &quot;;IF(LEN(TRIM([.$D4]))&gt;1;&quot;v3&quot;;&quot;__&quot;);&quot; | &quot;;IF(LEN(TRIM([.$E4]))&gt;1;&quot;v4&quot;;&quot;__&quot;);&quot; | &quot;;IF(LEN(TRIM([.$F4]))&gt;1;&quot;v5&quot;;&quot;__&quot;);&quot; | &quot;;IF(LEN(TRIM([.$G4]))&gt;1;&quot;v6&quot;;&quot;__&quot;);&quot; | &quot;;IF(LEN(TRIM([.$H4]))&gt;1;&quot;v7&quot;;&quot;__&quot;);&quot; | &quot;;IF(LEN(TRIM([.$I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CONCATENATE(&quot;v( &quot;;[.L5];&quot; , &quot;;[.M5];&quot; );&quot;)" office:value-type="string" office:string-value="v( v1 | __ | __ | __ | v5 | __ | __ | __ , v1 | __ | __ | __ | __ | __ | __ | __ );" calcext:value-type="string">
            <text:p>v( v1 | __ | __ | __ | v5 | __ | __ | __ , v1 | __ | __ | __ | __ | __ | __ | __ );</text:p>
          </table:table-cell>
          <table:table-cell table:style-name="ce9" table:formula="of:=CONCATENATE(IF(LEN(TRIM([.$B5]))&gt;0;&quot;v1&quot;;&quot;__&quot;);&quot; | &quot;;IF(LEN(TRIM([.$C5]))&gt;0;&quot;v2&quot;;&quot;__&quot;);&quot; | &quot;;IF(LEN(TRIM([.$D5]))&gt;0;&quot;v3&quot;;&quot;__&quot;);&quot; | &quot;;IF(LEN(TRIM([.$E5]))&gt;0;&quot;v4&quot;;&quot;__&quot;);&quot; | &quot;;IF(LEN(TRIM([.$F5]))&gt;0;&quot;v5&quot;;&quot;__&quot;);&quot; | &quot;;IF(LEN(TRIM([.$G5]))&gt;0;&quot;v6&quot;;&quot;__&quot;);&quot; | &quot;;IF(LEN(TRIM([.$H5]))&gt;0;&quot;v7&quot;;&quot;__&quot;);&quot; | &quot;;IF(LEN(TRIM([.$I5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9" table:formula="of:=CONCATENATE(IF(LEN(TRIM([.$B5]))&gt;1;&quot;v1&quot;;&quot;__&quot;);&quot; | &quot;;IF(LEN(TRIM([.$C5]))&gt;1;&quot;v2&quot;;&quot;__&quot;);&quot; | &quot;;IF(LEN(TRIM([.$D5]))&gt;1;&quot;v3&quot;;&quot;__&quot;);&quot; | &quot;;IF(LEN(TRIM([.$E5]))&gt;1;&quot;v4&quot;;&quot;__&quot;);&quot; | &quot;;IF(LEN(TRIM([.$F5]))&gt;1;&quot;v5&quot;;&quot;__&quot;);&quot; | &quot;;IF(LEN(TRIM([.$G5]))&gt;1;&quot;v6&quot;;&quot;__&quot;);&quot; | &quot;;IF(LEN(TRIM([.$H5]))&gt;1;&quot;v7&quot;;&quot;__&quot;);&quot; | &quot;;IF(LEN(TRIM([.$I5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formula="of:=CONCATENATE(&quot;v( &quot;;[.L6];&quot; , &quot;;[.M6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9" table:formula="of:=CONCATENATE(IF(LEN(TRIM([.$B6]))&gt;0;&quot;v1&quot;;&quot;__&quot;);&quot; | &quot;;IF(LEN(TRIM([.$C6]))&gt;0;&quot;v2&quot;;&quot;__&quot;);&quot; | &quot;;IF(LEN(TRIM([.$D6]))&gt;0;&quot;v3&quot;;&quot;__&quot;);&quot; | &quot;;IF(LEN(TRIM([.$E6]))&gt;0;&quot;v4&quot;;&quot;__&quot;);&quot; | &quot;;IF(LEN(TRIM([.$F6]))&gt;0;&quot;v5&quot;;&quot;__&quot;);&quot; | &quot;;IF(LEN(TRIM([.$G6]))&gt;0;&quot;v6&quot;;&quot;__&quot;);&quot; | &quot;;IF(LEN(TRIM([.$H6]))&gt;0;&quot;v7&quot;;&quot;__&quot;);&quot; | &quot;;IF(LEN(TRIM([.$I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9" table:formula="of:=CONCATENATE(IF(LEN(TRIM([.$B6]))&gt;1;&quot;v1&quot;;&quot;__&quot;);&quot; | &quot;;IF(LEN(TRIM([.$C6]))&gt;1;&quot;v2&quot;;&quot;__&quot;);&quot; | &quot;;IF(LEN(TRIM([.$D6]))&gt;1;&quot;v3&quot;;&quot;__&quot;);&quot; | &quot;;IF(LEN(TRIM([.$E6]))&gt;1;&quot;v4&quot;;&quot;__&quot;);&quot; | &quot;;IF(LEN(TRIM([.$F6]))&gt;1;&quot;v5&quot;;&quot;__&quot;);&quot; | &quot;;IF(LEN(TRIM([.$G6]))&gt;1;&quot;v6&quot;;&quot;__&quot;);&quot; | &quot;;IF(LEN(TRIM([.$H6]))&gt;1;&quot;v7&quot;;&quot;__&quot;);&quot; | &quot;;IF(LEN(TRIM([.$I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formula="of:=CONCATENATE(&quot;v( &quot;;[.L7];&quot; , &quot;;[.M7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9" table:formula="of:=CONCATENATE(IF(LEN(TRIM([.$B7]))&gt;0;&quot;v1&quot;;&quot;__&quot;);&quot; | &quot;;IF(LEN(TRIM([.$C7]))&gt;0;&quot;v2&quot;;&quot;__&quot;);&quot; | &quot;;IF(LEN(TRIM([.$D7]))&gt;0;&quot;v3&quot;;&quot;__&quot;);&quot; | &quot;;IF(LEN(TRIM([.$E7]))&gt;0;&quot;v4&quot;;&quot;__&quot;);&quot; | &quot;;IF(LEN(TRIM([.$F7]))&gt;0;&quot;v5&quot;;&quot;__&quot;);&quot; | &quot;;IF(LEN(TRIM([.$G7]))&gt;0;&quot;v6&quot;;&quot;__&quot;);&quot; | &quot;;IF(LEN(TRIM([.$H7]))&gt;0;&quot;v7&quot;;&quot;__&quot;);&quot; | &quot;;IF(LEN(TRIM([.$I7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9" table:formula="of:=CONCATENATE(IF(LEN(TRIM([.$B7]))&gt;1;&quot;v1&quot;;&quot;__&quot;);&quot; | &quot;;IF(LEN(TRIM([.$C7]))&gt;1;&quot;v2&quot;;&quot;__&quot;);&quot; | &quot;;IF(LEN(TRIM([.$D7]))&gt;1;&quot;v3&quot;;&quot;__&quot;);&quot; | &quot;;IF(LEN(TRIM([.$E7]))&gt;1;&quot;v4&quot;;&quot;__&quot;);&quot; | &quot;;IF(LEN(TRIM([.$F7]))&gt;1;&quot;v5&quot;;&quot;__&quot;);&quot; | &quot;;IF(LEN(TRIM([.$G7]))&gt;1;&quot;v6&quot;;&quot;__&quot;);&quot; | &quot;;IF(LEN(TRIM([.$H7]))&gt;1;&quot;v7&quot;;&quot;__&quot;);&quot; | &quot;;IF(LEN(TRIM([.$I7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CONCATENATE(&quot;v( &quot;;[.L8];&quot; , &quot;;[.M8];&quot; );&quot;)" office:value-type="string" office:string-value="v( v1 | __ | __ | __ | v5 | __ | __ | __ , v1 | __ | __ | __ | __ | __ | __ | __ );" calcext:value-type="string">
            <text:p>v( v1 | __ | __ | __ | v5 | __ | __ | __ , v1 | __ | __ | __ | __ | __ | __ | __ );</text:p>
          </table:table-cell>
          <table:table-cell table:style-name="ce9" table:formula="of:=CONCATENATE(IF(LEN(TRIM([.$B8]))&gt;0;&quot;v1&quot;;&quot;__&quot;);&quot; | &quot;;IF(LEN(TRIM([.$C8]))&gt;0;&quot;v2&quot;;&quot;__&quot;);&quot; | &quot;;IF(LEN(TRIM([.$D8]))&gt;0;&quot;v3&quot;;&quot;__&quot;);&quot; | &quot;;IF(LEN(TRIM([.$E8]))&gt;0;&quot;v4&quot;;&quot;__&quot;);&quot; | &quot;;IF(LEN(TRIM([.$F8]))&gt;0;&quot;v5&quot;;&quot;__&quot;);&quot; | &quot;;IF(LEN(TRIM([.$G8]))&gt;0;&quot;v6&quot;;&quot;__&quot;);&quot; | &quot;;IF(LEN(TRIM([.$H8]))&gt;0;&quot;v7&quot;;&quot;__&quot;);&quot; | &quot;;IF(LEN(TRIM([.$I8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9" table:formula="of:=CONCATENATE(IF(LEN(TRIM([.$B8]))&gt;1;&quot;v1&quot;;&quot;__&quot;);&quot; | &quot;;IF(LEN(TRIM([.$C8]))&gt;1;&quot;v2&quot;;&quot;__&quot;);&quot; | &quot;;IF(LEN(TRIM([.$D8]))&gt;1;&quot;v3&quot;;&quot;__&quot;);&quot; | &quot;;IF(LEN(TRIM([.$E8]))&gt;1;&quot;v4&quot;;&quot;__&quot;);&quot; | &quot;;IF(LEN(TRIM([.$F8]))&gt;1;&quot;v5&quot;;&quot;__&quot;);&quot; | &quot;;IF(LEN(TRIM([.$G8]))&gt;1;&quot;v6&quot;;&quot;__&quot;);&quot; | &quot;;IF(LEN(TRIM([.$H8]))&gt;1;&quot;v7&quot;;&quot;__&quot;);&quot; | &quot;;IF(LEN(TRIM([.$I8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table:formula="of:=CONCATENATE(&quot;v( &quot;;[.L9];&quot; , &quot;;[.M9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9" table:formula="of:=CONCATENATE(IF(LEN(TRIM([.$B9]))&gt;0;&quot;v1&quot;;&quot;__&quot;);&quot; | &quot;;IF(LEN(TRIM([.$C9]))&gt;0;&quot;v2&quot;;&quot;__&quot;);&quot; | &quot;;IF(LEN(TRIM([.$D9]))&gt;0;&quot;v3&quot;;&quot;__&quot;);&quot; | &quot;;IF(LEN(TRIM([.$E9]))&gt;0;&quot;v4&quot;;&quot;__&quot;);&quot; | &quot;;IF(LEN(TRIM([.$F9]))&gt;0;&quot;v5&quot;;&quot;__&quot;);&quot; | &quot;;IF(LEN(TRIM([.$G9]))&gt;0;&quot;v6&quot;;&quot;__&quot;);&quot; | &quot;;IF(LEN(TRIM([.$H9]))&gt;0;&quot;v7&quot;;&quot;__&quot;);&quot; | &quot;;IF(LEN(TRIM([.$I9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9" table:formula="of:=CONCATENATE(IF(LEN(TRIM([.$B9]))&gt;1;&quot;v1&quot;;&quot;__&quot;);&quot; | &quot;;IF(LEN(TRIM([.$C9]))&gt;1;&quot;v2&quot;;&quot;__&quot;);&quot; | &quot;;IF(LEN(TRIM([.$D9]))&gt;1;&quot;v3&quot;;&quot;__&quot;);&quot; | &quot;;IF(LEN(TRIM([.$E9]))&gt;1;&quot;v4&quot;;&quot;__&quot;);&quot; | &quot;;IF(LEN(TRIM([.$F9]))&gt;1;&quot;v5&quot;;&quot;__&quot;);&quot; | &quot;;IF(LEN(TRIM([.$G9]))&gt;1;&quot;v6&quot;;&quot;__&quot;);&quot; | &quot;;IF(LEN(TRIM([.$H9]))&gt;1;&quot;v7&quot;;&quot;__&quot;);&quot; | &quot;;IF(LEN(TRIM([.$I9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x</text:p>
          </table:table-cell>
          <table:table-cell table:number-columns-repeated="8"/>
          <table:table-cell table:formula="of:=CONCATENATE(&quot;v( &quot;;[.L10];&quot; , &quot;;[.M10];&quot; );&quot;)" office:value-type="string" office:string-value="v( v1 | __ | __ | __ | __ | __ | __ | __ , v1 | __ | __ | __ | __ | __ | __ | __ );" calcext:value-type="string">
            <text:p>v( v1 | __ | __ | __ | __ | __ | __ | __ , v1 | __ | __ | __ | __ | __ | __ | __ );</text:p>
          </table:table-cell>
          <table:table-cell table:style-name="ce9" table:formula="of:=CONCATENATE(IF(LEN(TRIM([.$B10]))&gt;0;&quot;v1&quot;;&quot;__&quot;);&quot; | &quot;;IF(LEN(TRIM([.$C10]))&gt;0;&quot;v2&quot;;&quot;__&quot;);&quot; | &quot;;IF(LEN(TRIM([.$D10]))&gt;0;&quot;v3&quot;;&quot;__&quot;);&quot; | &quot;;IF(LEN(TRIM([.$E10]))&gt;0;&quot;v4&quot;;&quot;__&quot;);&quot; | &quot;;IF(LEN(TRIM([.$F10]))&gt;0;&quot;v5&quot;;&quot;__&quot;);&quot; | &quot;;IF(LEN(TRIM([.$G10]))&gt;0;&quot;v6&quot;;&quot;__&quot;);&quot; | &quot;;IF(LEN(TRIM([.$H10]))&gt;0;&quot;v7&quot;;&quot;__&quot;);&quot; | &quot;;IF(LEN(TRIM([.$I10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9" table:formula="of:=CONCATENATE(IF(LEN(TRIM([.$B10]))&gt;1;&quot;v1&quot;;&quot;__&quot;);&quot; | &quot;;IF(LEN(TRIM([.$C10]))&gt;1;&quot;v2&quot;;&quot;__&quot;);&quot; | &quot;;IF(LEN(TRIM([.$D10]))&gt;1;&quot;v3&quot;;&quot;__&quot;);&quot; | &quot;;IF(LEN(TRIM([.$E10]))&gt;1;&quot;v4&quot;;&quot;__&quot;);&quot; | &quot;;IF(LEN(TRIM([.$F10]))&gt;1;&quot;v5&quot;;&quot;__&quot;);&quot; | &quot;;IF(LEN(TRIM([.$G10]))&gt;1;&quot;v6&quot;;&quot;__&quot;);&quot; | &quot;;IF(LEN(TRIM([.$H10]))&gt;1;&quot;v7&quot;;&quot;__&quot;);&quot; | &quot;;IF(LEN(TRIM([.$I10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formula="of:=CONCATENATE(&quot;v( &quot;;[.L11];&quot; , &quot;;[.M11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9" table:formula="of:=CONCATENATE(IF(LEN(TRIM([.$B11]))&gt;0;&quot;v1&quot;;&quot;__&quot;);&quot; | &quot;;IF(LEN(TRIM([.$C11]))&gt;0;&quot;v2&quot;;&quot;__&quot;);&quot; | &quot;;IF(LEN(TRIM([.$D11]))&gt;0;&quot;v3&quot;;&quot;__&quot;);&quot; | &quot;;IF(LEN(TRIM([.$E11]))&gt;0;&quot;v4&quot;;&quot;__&quot;);&quot; | &quot;;IF(LEN(TRIM([.$F11]))&gt;0;&quot;v5&quot;;&quot;__&quot;);&quot; | &quot;;IF(LEN(TRIM([.$G11]))&gt;0;&quot;v6&quot;;&quot;__&quot;);&quot; | &quot;;IF(LEN(TRIM([.$H11]))&gt;0;&quot;v7&quot;;&quot;__&quot;);&quot; | &quot;;IF(LEN(TRIM([.$I11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9" table:formula="of:=CONCATENATE(IF(LEN(TRIM([.$B11]))&gt;1;&quot;v1&quot;;&quot;__&quot;);&quot; | &quot;;IF(LEN(TRIM([.$C11]))&gt;1;&quot;v2&quot;;&quot;__&quot;);&quot; | &quot;;IF(LEN(TRIM([.$D11]))&gt;1;&quot;v3&quot;;&quot;__&quot;);&quot; | &quot;;IF(LEN(TRIM([.$E11]))&gt;1;&quot;v4&quot;;&quot;__&quot;);&quot; | &quot;;IF(LEN(TRIM([.$F11]))&gt;1;&quot;v5&quot;;&quot;__&quot;);&quot; | &quot;;IF(LEN(TRIM([.$G11]))&gt;1;&quot;v6&quot;;&quot;__&quot;);&quot; | &quot;;IF(LEN(TRIM([.$H11]))&gt;1;&quot;v7&quot;;&quot;__&quot;);&quot; | &quot;;IF(LEN(TRIM([.$I11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x</text:p>
          </table:table-cell>
          <table:table-cell table:number-columns-repeated="8"/>
          <table:table-cell table:formula="of:=CONCATENATE(&quot;v( &quot;;[.L12];&quot; , &quot;;[.M12];&quot; );&quot;)" office:value-type="string" office:string-value="v( v1 | __ | __ | __ | __ | __ | __ | __ , v1 | __ | __ | __ | __ | __ | __ | __ );" calcext:value-type="string">
            <text:p>v( v1 | __ | __ | __ | __ | __ | __ | __ , v1 | __ | __ | __ | __ | __ | __ | __ );</text:p>
          </table:table-cell>
          <table:table-cell table:style-name="ce9" table:formula="of:=CONCATENATE(IF(LEN(TRIM([.$B12]))&gt;0;&quot;v1&quot;;&quot;__&quot;);&quot; | &quot;;IF(LEN(TRIM([.$C12]))&gt;0;&quot;v2&quot;;&quot;__&quot;);&quot; | &quot;;IF(LEN(TRIM([.$D12]))&gt;0;&quot;v3&quot;;&quot;__&quot;);&quot; | &quot;;IF(LEN(TRIM([.$E12]))&gt;0;&quot;v4&quot;;&quot;__&quot;);&quot; | &quot;;IF(LEN(TRIM([.$F12]))&gt;0;&quot;v5&quot;;&quot;__&quot;);&quot; | &quot;;IF(LEN(TRIM([.$G12]))&gt;0;&quot;v6&quot;;&quot;__&quot;);&quot; | &quot;;IF(LEN(TRIM([.$H12]))&gt;0;&quot;v7&quot;;&quot;__&quot;);&quot; | &quot;;IF(LEN(TRIM([.$I12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9" table:formula="of:=CONCATENATE(IF(LEN(TRIM([.$B12]))&gt;1;&quot;v1&quot;;&quot;__&quot;);&quot; | &quot;;IF(LEN(TRIM([.$C12]))&gt;1;&quot;v2&quot;;&quot;__&quot;);&quot; | &quot;;IF(LEN(TRIM([.$D12]))&gt;1;&quot;v3&quot;;&quot;__&quot;);&quot; | &quot;;IF(LEN(TRIM([.$E12]))&gt;1;&quot;v4&quot;;&quot;__&quot;);&quot; | &quot;;IF(LEN(TRIM([.$F12]))&gt;1;&quot;v5&quot;;&quot;__&quot;);&quot; | &quot;;IF(LEN(TRIM([.$G12]))&gt;1;&quot;v6&quot;;&quot;__&quot;);&quot; | &quot;;IF(LEN(TRIM([.$H12]))&gt;1;&quot;v7&quot;;&quot;__&quot;);&quot; | &quot;;IF(LEN(TRIM([.$I12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table:formula="of:=CONCATENATE(&quot;v( &quot;;[.L13];&quot; , &quot;;[.M13];&quot; );&quot;)" office:value-type="string" office:string-value="v( v1 | __ | __ | __ | v5 | __ | __ | __ , v1 | __ | __ | __ | __ | __ | __ | __ );" calcext:value-type="string">
            <text:p>v( v1 | __ | __ | __ | v5 | __ | __ | __ , v1 | __ | __ | __ | __ | __ | __ | __ );</text:p>
          </table:table-cell>
          <table:table-cell table:style-name="ce9" table:formula="of:=CONCATENATE(IF(LEN(TRIM([.$B13]))&gt;0;&quot;v1&quot;;&quot;__&quot;);&quot; | &quot;;IF(LEN(TRIM([.$C13]))&gt;0;&quot;v2&quot;;&quot;__&quot;);&quot; | &quot;;IF(LEN(TRIM([.$D13]))&gt;0;&quot;v3&quot;;&quot;__&quot;);&quot; | &quot;;IF(LEN(TRIM([.$E13]))&gt;0;&quot;v4&quot;;&quot;__&quot;);&quot; | &quot;;IF(LEN(TRIM([.$F13]))&gt;0;&quot;v5&quot;;&quot;__&quot;);&quot; | &quot;;IF(LEN(TRIM([.$G13]))&gt;0;&quot;v6&quot;;&quot;__&quot;);&quot; | &quot;;IF(LEN(TRIM([.$H13]))&gt;0;&quot;v7&quot;;&quot;__&quot;);&quot; | &quot;;IF(LEN(TRIM([.$I13]))&gt;0;&quot;v8&quot;;&quot;__&quot;))" office:value-type="string" office:string-value="v1 | __ | __ | __ | v5 | __ | __ | __" calcext:value-type="string">
            <text:p>v1 | __ | __ | __ | v5 | __ | __ | __</text:p>
          </table:table-cell>
          <table:table-cell table:style-name="ce9" table:formula="of:=CONCATENATE(IF(LEN(TRIM([.$B13]))&gt;1;&quot;v1&quot;;&quot;__&quot;);&quot; | &quot;;IF(LEN(TRIM([.$C13]))&gt;1;&quot;v2&quot;;&quot;__&quot;);&quot; | &quot;;IF(LEN(TRIM([.$D13]))&gt;1;&quot;v3&quot;;&quot;__&quot;);&quot; | &quot;;IF(LEN(TRIM([.$E13]))&gt;1;&quot;v4&quot;;&quot;__&quot;);&quot; | &quot;;IF(LEN(TRIM([.$F13]))&gt;1;&quot;v5&quot;;&quot;__&quot;);&quot; | &quot;;IF(LEN(TRIM([.$G13]))&gt;1;&quot;v6&quot;;&quot;__&quot;);&quot; | &quot;;IF(LEN(TRIM([.$H13]))&gt;1;&quot;v7&quot;;&quot;__&quot;);&quot; | &quot;;IF(LEN(TRIM([.$I13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formula="of:=CONCATENATE(&quot;v( &quot;;[.L14];&quot; , &quot;;[.M14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9" table:formula="of:=CONCATENATE(IF(LEN(TRIM([.$B14]))&gt;0;&quot;v1&quot;;&quot;__&quot;);&quot; | &quot;;IF(LEN(TRIM([.$C14]))&gt;0;&quot;v2&quot;;&quot;__&quot;);&quot; | &quot;;IF(LEN(TRIM([.$D14]))&gt;0;&quot;v3&quot;;&quot;__&quot;);&quot; | &quot;;IF(LEN(TRIM([.$E14]))&gt;0;&quot;v4&quot;;&quot;__&quot;);&quot; | &quot;;IF(LEN(TRIM([.$F14]))&gt;0;&quot;v5&quot;;&quot;__&quot;);&quot; | &quot;;IF(LEN(TRIM([.$G14]))&gt;0;&quot;v6&quot;;&quot;__&quot;);&quot; | &quot;;IF(LEN(TRIM([.$H14]))&gt;0;&quot;v7&quot;;&quot;__&quot;);&quot; | &quot;;IF(LEN(TRIM([.$I14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9" table:formula="of:=CONCATENATE(IF(LEN(TRIM([.$B14]))&gt;1;&quot;v1&quot;;&quot;__&quot;);&quot; | &quot;;IF(LEN(TRIM([.$C14]))&gt;1;&quot;v2&quot;;&quot;__&quot;);&quot; | &quot;;IF(LEN(TRIM([.$D14]))&gt;1;&quot;v3&quot;;&quot;__&quot;);&quot; | &quot;;IF(LEN(TRIM([.$E14]))&gt;1;&quot;v4&quot;;&quot;__&quot;);&quot; | &quot;;IF(LEN(TRIM([.$F14]))&gt;1;&quot;v5&quot;;&quot;__&quot;);&quot; | &quot;;IF(LEN(TRIM([.$G14]))&gt;1;&quot;v6&quot;;&quot;__&quot;);&quot; | &quot;;IF(LEN(TRIM([.$H14]))&gt;1;&quot;v7&quot;;&quot;__&quot;);&quot; | &quot;;IF(LEN(TRIM([.$I14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<text:s/></text:p>
          </table:table-cell>
          <table:table-cell office:value-type="string" calcext:value-type="string">
            <text:p>xx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 table:number-columns-repeated="4"/>
          <table:table-cell table:formula="of:=CONCATENATE(&quot;v( &quot;;[.L15];&quot; , &quot;;[.M15];&quot; );&quot;)" office:value-type="string" office:string-value="v( v1 | __ | __ | __ | __ | __ | __ | __ , v1 | __ | __ | __ | __ | __ | __ | __ );" calcext:value-type="string">
            <text:p>v( v1 | __ | __ | __ | __ | __ | __ | __ , v1 | __ | __ | __ | __ | __ | __ | __ );</text:p>
          </table:table-cell>
          <table:table-cell table:style-name="ce9" table:formula="of:=CONCATENATE(IF(LEN(TRIM([.$B15]))&gt;0;&quot;v1&quot;;&quot;__&quot;);&quot; | &quot;;IF(LEN(TRIM([.$C15]))&gt;0;&quot;v2&quot;;&quot;__&quot;);&quot; | &quot;;IF(LEN(TRIM([.$D15]))&gt;0;&quot;v3&quot;;&quot;__&quot;);&quot; | &quot;;IF(LEN(TRIM([.$E15]))&gt;0;&quot;v4&quot;;&quot;__&quot;);&quot; | &quot;;IF(LEN(TRIM([.$F15]))&gt;0;&quot;v5&quot;;&quot;__&quot;);&quot; | &quot;;IF(LEN(TRIM([.$G15]))&gt;0;&quot;v6&quot;;&quot;__&quot;);&quot; | &quot;;IF(LEN(TRIM([.$H15]))&gt;0;&quot;v7&quot;;&quot;__&quot;);&quot; | &quot;;IF(LEN(TRIM([.$I15]))&gt;0;&quot;v8&quot;;&quot;__&quot;))" office:value-type="string" office:string-value="v1 | __ | __ | __ | __ | __ | __ | __" calcext:value-type="string">
            <text:p>v1 | __ | __ | __ | __ | __ | __ | __</text:p>
          </table:table-cell>
          <table:table-cell table:style-name="ce9" table:formula="of:=CONCATENATE(IF(LEN(TRIM([.$B15]))&gt;1;&quot;v1&quot;;&quot;__&quot;);&quot; | &quot;;IF(LEN(TRIM([.$C15]))&gt;1;&quot;v2&quot;;&quot;__&quot;);&quot; | &quot;;IF(LEN(TRIM([.$D15]))&gt;1;&quot;v3&quot;;&quot;__&quot;);&quot; | &quot;;IF(LEN(TRIM([.$E15]))&gt;1;&quot;v4&quot;;&quot;__&quot;);&quot; | &quot;;IF(LEN(TRIM([.$F15]))&gt;1;&quot;v5&quot;;&quot;__&quot;);&quot; | &quot;;IF(LEN(TRIM([.$G15]))&gt;1;&quot;v6&quot;;&quot;__&quot;);&quot; | &quot;;IF(LEN(TRIM([.$H15]))&gt;1;&quot;v7&quot;;&quot;__&quot;);&quot; | &quot;;IF(LEN(TRIM([.$I15]))&gt;1;&quot;v8&quot;;&quot;__&quot;))" office:value-type="string" office:string-value="v1 | __ | __ | __ | __ | __ | __ | __" calcext:value-type="string">
            <text:p>v1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//</text:p>
          </table:table-cell>
          <table:table-cell table:number-columns-repeated="9"/>
          <table:table-cell table:formula="of:=CONCATENATE(&quot;v( &quot;;[.L16];&quot; , &quot;;[.M16];&quot; );&quot;)" office:value-type="string" office:string-value="v( __ | __ | __ | __ | __ | __ | __ | __ , __ | __ | __ | __ | __ | __ | __ | __ );" calcext:value-type="string">
            <text:p>v( __ | __ | __ | __ | __ | __ | __ | __ , __ | __ | __ | __ | __ | __ | __ | __ );</text:p>
          </table:table-cell>
          <table:table-cell table:style-name="ce9" table:formula="of:=CONCATENATE(IF(LEN(TRIM([.$B16]))&gt;0;&quot;v1&quot;;&quot;__&quot;);&quot; | &quot;;IF(LEN(TRIM([.$C16]))&gt;0;&quot;v2&quot;;&quot;__&quot;);&quot; | &quot;;IF(LEN(TRIM([.$D16]))&gt;0;&quot;v3&quot;;&quot;__&quot;);&quot; | &quot;;IF(LEN(TRIM([.$E16]))&gt;0;&quot;v4&quot;;&quot;__&quot;);&quot; | &quot;;IF(LEN(TRIM([.$F16]))&gt;0;&quot;v5&quot;;&quot;__&quot;);&quot; | &quot;;IF(LEN(TRIM([.$G16]))&gt;0;&quot;v6&quot;;&quot;__&quot;);&quot; | &quot;;IF(LEN(TRIM([.$H16]))&gt;0;&quot;v7&quot;;&quot;__&quot;);&quot; | &quot;;IF(LEN(TRIM([.$I16]))&gt;0;&quot;v8&quot;;&quot;__&quot;))" office:value-type="string" office:string-value="__ | __ | __ | __ | __ | __ | __ | __" calcext:value-type="string">
            <text:p>__ | __ | __ | __ | __ | __ | __ | __</text:p>
          </table:table-cell>
          <table:table-cell table:style-name="ce9" table:formula="of:=CONCATENATE(IF(LEN(TRIM([.$B16]))&gt;1;&quot;v1&quot;;&quot;__&quot;);&quot; | &quot;;IF(LEN(TRIM([.$C16]))&gt;1;&quot;v2&quot;;&quot;__&quot;);&quot; | &quot;;IF(LEN(TRIM([.$D16]))&gt;1;&quot;v3&quot;;&quot;__&quot;);&quot; | &quot;;IF(LEN(TRIM([.$E16]))&gt;1;&quot;v4&quot;;&quot;__&quot;);&quot; | &quot;;IF(LEN(TRIM([.$F16]))&gt;1;&quot;v5&quot;;&quot;__&quot;);&quot; | &quot;;IF(LEN(TRIM([.$G16]))&gt;1;&quot;v6&quot;;&quot;__&quot;);&quot; | &quot;;IF(LEN(TRIM([.$H16]))&gt;1;&quot;v7&quot;;&quot;__&quot;);&quot; | &quot;;IF(LEN(TRIM([.$I16]))&gt;1;&quot;v8&quot;;&quot;__&quot;))" office:value-type="string" office:string-value="__ | __ | __ | __ | __ | __ | __ | __" calcext:value-type="string">
            <text:p>__ | __ | __ | __ | __ | __ | __ | __</text:p>
          </table:table-cell>
          <table:table-cell office:value-type="string" calcext:value-type="string">
            <text:p><text:s/>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4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table:number-columns-repeated="4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4"/>
          <table:table-cell office:value-type="string" calcext:value-type="string">
            <text:p><text:s/></text:p>
          </table:table-cell>
          <table:table-cell table:number-columns-repeated="4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9"/>
          <table:table-cell table:style-name="ce8"/>
          <table:table-cell table:style-name="ce9"/>
          <table:table-cell table:number-columns-repeated="1012"/>
        </table:table-row>
        <table:table-row table:style-name="ro1">
          <table:table-cell/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4"/>
          <table:table-cell table:style-name="ce8"/>
          <table:table-cell table:style-name="ce9"/>
          <table:table-cell table:number-columns-repeated="101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8">00/00/0000</text:date>, <text:time style:data-style-name="N2" text:time-value="21:09:29.608082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18T22:27:27.386337415</dc:date>
    <meta:editing-duration>PT1H16M2S</meta:editing-duration>
    <meta:editing-cycles>13</meta:editing-cycles>
    <meta:generator>LibreOffice/4.3.7.2$Linux_X86_64 LibreOffice_project/430m0$Build-2</meta:generator>
    <meta:document-statistic meta:table-count="1" meta:cell-count="131" meta:object-count="0"/>
  </office:meta>
</office:document-meta>
</file>